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stData.equals( Object obj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istDV.getAllowedFac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Data.toStrin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ListData.contains( Object ite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istData.ge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DV.getActualValue( String content , Validat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Data.item( int 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istDV.getDataLength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Data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istData.ListData( Object [ ]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